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・sudoを追加</text:p>
      <text:p text:style-name="Preformatted_20_Text"><text:s text:c="8"/>1.「su -」でスーパーユーザーになる。</text:p>
      <text:p text:style-name="Preformatted_20_Text"><text:s text:c="8"/>2.「apt -y install sudo」でインストール。</text:p>
      <text:p text:style-name="Preformatted_20_Text"><text:s text:c="8"/>3.「nano /etc/sudoers」のファイルを開く</text:p>
      <text:p text:style-name="Preformatted_20_Text"><text:s text:c="8"/>4.ファイルの最後に「[ユーザー名] ALL=(ALL:ALL) ALL」を追加する。</text:p>
      <text:p text:style-name="Preformatted_20_Text"/>
      <text:p text:style-name="Preformatted_20_Text"/>
      <text:p text:style-name="Preformatted_20_Text">・Debianインストールディスクの要求回避</text:p>
      <text:p text:style-name="Preformatted_20_Text"><text:tab/>1.「sudo nano /etc/apt/sources.list」でファイルを開く</text:p>
      <text:p text:style-name="Preformatted_20_Text"><text:tab/>2.２行目の「deb cdrom:[Debian GNU/Linux x.x.x _Stretch_ - Official amd64 DVD Binary-1 xxxxxxxxxxx]/ stretch contrib main」</text:p>
      <text:p text:style-name="Preformatted_20_Text"><text:tab/> <text:s/>をコメントアウトする（#を先頭につける）</text:p>
      <text:p text:style-name="Preformatted_20_Text"/>
      <text:p text:style-name="Preformatted_20_Text"/>
      <text:p text:style-name="Preformatted_20_Text">・Guest Additionsをインストール(VirtualBoxの場合のみ)</text:p>
      <text:p text:style-name="Preformatted_20_Text"><text:tab/>1.「デバイス」から「Guest Additions CDイメージの挿入」を選択</text:p>
      <text:p text:style-name="Preformatted_20_Text"><text:tab/>2.「実行」するか聞かれたら、キャンセル</text:p>
      <text:p text:style-name="Preformatted_20_Text"><text:tab/>3.「sudo bash /media/cdrom/VBoxLinuxAdditions.run」を実行 </text:p>
      <text:p text:style-name="Preformatted_20_Text"><text:tab/>4.「sudo reboot」で再起動する</text:p>
      <text:p text:style-name="Preformatted_20_Text"><text:tab/>5.再起動後、デスクトップで右クリックし、画面の大きさを設定する</text:p>
      <text:p text:style-name="Preformatted_20_Text"/>
      <text:p text:style-name="Preformatted_20_Text"/>
      <text:p text:style-name="Preformatted_20_Text">・画面解像度設定</text:p>
      <text:p text:style-name="Preformatted_20_Text"><text:tab/>1.画面設定を取得「cvt 1920 1080」</text:p>
      <text:p text:style-name="Preformatted_20_Text"><text:tab/>2.cvtの出力結果をxrandrのニューモードとして設定「xrandr --newmode "1920x1080_60.00" 173.00 <text:s/>1920 2048 2248 2576 <text:s/>1080 1083 1088 1120 -hsync +vsync」</text:p>
      <text:p text:style-name="Preformatted_20_Text"><text:tab/>3.xrandrに1920x1080モードを追加「xrandr --addmode Virtual1 1920x1080_60.00」</text:p>
      <text:p text:style-name="Preformatted_20_Text"><text:tab/>4.画面設定を毎回読み込めるようにする「sudo nano /etc/profile.d/xrandr_1920x1080.sh」に</text:p>
      <text:p text:style-name="Preformatted_20_Text"><text:tab/> <text:s/>#!/bin/bash</text:p>
      <text:p text:style-name="Preformatted_20_Text"><text:tab/> <text:s/>xrandr --newmode "1920x1080_60.00" 173.00 <text:s/>1920 2048 2248 2576 <text:s/>1080 1083 1088 1120 -hsync +vsync</text:p>
      <text:p text:style-name="Preformatted_20_Text"><text:tab/> <text:s/>xrandr --addmode Virtual1 1920x1080_60.00</text:p>
      <text:p text:style-name="Preformatted_20_Text"><text:tab/> <text:s/>を入力し保存</text:p>
      <text:p text:style-name="Preformatted_20_Text"><text:tab/>5.解像度設定「xrandr --output Virtual1 --mode 1920x1080_60.00」</text:p>
      <text:p text:style-name="Preformatted_20_Text"><text:tab/> <text:s/>（一回設定しておけば、再起動後も解像度が維持される）</text:p>
      <text:p text:style-name="Preformatted_20_Text"/>
      <text:p text:style-name="Preformatted_20_Text"/>
      <text:p text:style-name="Preformatted_20_Text">・Chromeをインストール</text:p>
      <text:p text:style-name="Preformatted_20_Text"><text:tab/>1.ブラウザでChromeをダウンロードする</text:p>
      <text:p text:style-name="Preformatted_20_Text"><text:tab/>2.ダウンロードした場所に移動し、「sudo dpkg -i google-chrome-stable_current_amd64.deb」</text:p>
      <text:p text:style-name="Preformatted_20_Text"><text:tab/>3.エラーがでたら、「sudo apt --fix-broken install」を実行し、</text:p>
      <text:p text:style-name="Preformatted_20_Text"><text:tab/> <text:s/>もう一度、「sudo dpkg -i google-chrome-stable_current_amd64.deb」を実行</text:p>
      <text:p text:style-name="Preformatted_20_Text"><text:tab/>4.chromeの設定後、このままだと毎回、ルートパスワードを要求されるので、ユーティリティー内の</text:p>
      <text:p text:style-name="Preformatted_20_Text"><text:tab/> <text:s/>「パスワードと鍵」で、「ログイン」上で右クリックし、パスワードの変更で、パスワードを入力しないで</text:p>
      <text:p text:style-name="Preformatted_20_Text"><text:tab/> <text:s/>blankに設定する。</text:p>
      <text:p text:style-name="Preformatted_20_Text"><text:tab/></text:p>
      <text:p text:style-name="Preformatted_20_Text"/>
      <text:p text:style-name="Preformatted_20_Text">・Fritzingをインストール</text:p>
      <text:p text:style-name="Preformatted_20_Text"><text:soft-page-break/><text:tab/>1.sudo apt -y install fritzing fritzing-parts</text:p>
      <text:p text:style-name="Preformatted_20_Text"/>
      <text:p text:style-name="Preformatted_20_Text"/>
      <text:p text:style-name="Preformatted_20_Text">・ifconfigが使えるようにする</text:p>
      <text:p text:style-name="Preformatted_20_Text"><text:tab/>1.sudo apt -y install net-tools</text:p>
      <text:p text:style-name="Preformatted_20_Text"><text:tab/>2.実行するには、「sudo ifconfig」</text:p>
      <text:p text:style-name="Preformatted_20_Text"/>
      <text:p text:style-name="Preformatted_20_Text"/>
      <text:p text:style-name="Preformatted_20_Text">・LAMPのインストール</text:p>
      <text:p text:style-name="Preformatted_20_Text"/>
      <text:p text:style-name="Preformatted_20_Text">・apache2のインストール</text:p>
      <text:p text:style-name="Preformatted_20_Text"><text:tab/>1.sudo apt -y install apache2</text:p>
      <text:p text:style-name="Preformatted_20_Text"><text:tab/>2.apache2設定</text:p>
      <text:p text:style-name="Preformatted_20_Text"><text:tab/> <text:s/>・「sudo nano /etc/apache2/conf-enabled/security.conf」ファイルの25行目</text:p>
      <text:p text:style-name="Preformatted_20_Text"><text:tab/> <text:s text:c="3"/>ServerTokens Prod</text:p>
      <text:p text:style-name="Preformatted_20_Text"><text:tab/> <text:s text:c="3"/>に書き換え</text:p>
      <text:p text:style-name="Preformatted_20_Text"><text:tab/></text:p>
      <text:p text:style-name="Preformatted_20_Text"><text:tab/>　・「sudo nano /etc/apache2/mods-enabled/dir.conf」ファイルの２行目</text:p>
      <text:p text:style-name="Preformatted_20_Text"><text:tab/>　 <text:s/>DirectoryIndex index.html index.htm</text:p>
      <text:p text:style-name="Preformatted_20_Text"><text:tab/>　 <text:s/>に書き換え</text:p>
      <text:p text:style-name="Preformatted_20_Text"><text:tab/></text:p>
      <text:p text:style-name="Preformatted_20_Text"><text:tab/>3.ブラウザから「127.0.0.1」でアクセスして表示されるか確認</text:p>
      <text:p text:style-name="Preformatted_20_Text"/>
      <text:p text:style-name="Preformatted_20_Text"/>
      <text:p text:style-name="Preformatted_20_Text">・PHPのインストール</text:p>
      <text:p text:style-name="Preformatted_20_Text"><text:tab/>1.sudo apt -y install php php-cgi libapache2-mod-php php-common php-pear php-mbstring</text:p>
      <text:p text:style-name="Preformatted_20_Text"><text:tab/>2.apache2設定</text:p>
      <text:p text:style-name="Preformatted_20_Text"><text:tab/> <text:s/>・sudo a2enconf php7.0-cgi</text:p>
      <text:p text:style-name="Preformatted_20_Text"/>
      <text:p text:style-name="Preformatted_20_Text"><text:tab/> <text:s/>・「sudo nano /etc/php/7.0/apache2/php.ini」ファイルの924行目コメント解除し、</text:p>
      <text:p text:style-name="Preformatted_20_Text"><text:tab/> <text:s text:c="3"/>date.timezone = "Asia/Tokyo"</text:p>
      <text:p text:style-name="Preformatted_20_Text"><text:tab/> <text:s text:c="3"/>に書き換え</text:p>
      <text:p text:style-name="Preformatted_20_Text"/>
      <text:p text:style-name="Preformatted_20_Text"><text:tab/> <text:s/>・sudo systemctl restart apache2</text:p>
      <text:p text:style-name="Preformatted_20_Text"/>
      <text:p text:style-name="Preformatted_20_Text"><text:tab/>3.PHPテストページを作って確認</text:p>
      <text:p text:style-name="Preformatted_20_Text"><text:tab/> <text:s/>・sudo nano /var/www/html/index.php</text:p>
      <text:p text:style-name="Preformatted_20_Text"/>
      <text:p text:style-name="Preformatted_20_Text"><text:tab/><text:tab/>&lt;html&gt;</text:p>
      <text:p text:style-name="Preformatted_20_Text"><text:tab/><text:tab/>&lt;body&gt;</text:p>
      <text:p text:style-name="Preformatted_20_Text"><text:tab/><text:tab/>&lt;?php</text:p>
      <text:p text:style-name="Preformatted_20_Text"><text:tab/><text:tab/><text:tab/>print 'Hello PHP!!!';</text:p>
      <text:p text:style-name="Preformatted_20_Text"><text:tab/><text:tab/>?&gt;</text:p>
      <text:p text:style-name="Preformatted_20_Text"><text:tab/><text:tab/>&lt;/body&gt;</text:p>
      <text:p text:style-name="Preformatted_20_Text"><text:tab/><text:tab/>&lt;/html&gt;</text:p>
      <text:p text:style-name="Preformatted_20_Text"/>
      <text:p text:style-name="Preformatted_20_Text"><text:tab/> <text:s/>・ブラウザで、「127.0.0.1/index.php」が表示されるか確認</text:p>
      <text:p text:style-name="Preformatted_20_Text"/>
      <text:p text:style-name="Preformatted_20_Text"/>
      <text:p text:style-name="Preformatted_20_Text">・pythonのインストール</text:p>
      <text:p text:style-name="Preformatted_20_Text"><text:tab/>1.sudo apt -y install python3（たぶんインストールされているので、実行しなくて良い）</text:p>
      <text:p text:style-name="Preformatted_20_Text"><text:tab/>2.apache2設定</text:p>
      <text:p text:style-name="Preformatted_20_Text"><text:tab/> <text:s/>・sudo a2enmod cgi</text:p>
      <text:p text:style-name="Preformatted_20_Text"><text:tab/> <text:s/>・sudo systemctl restart apache2</text:p>
      <text:p text:style-name="Preformatted_20_Text"/>
      <text:p text:style-name="Preformatted_20_Text"><text:soft-page-break/><text:tab/> <text:s/>・cgi実行可能ディレクトリを作る（拡張子cgiおよびpyをCGIとして扱う）</text:p>
      <text:p text:style-name="Preformatted_20_Text"><text:tab/> <text:s text:c="3"/>・「sudo nano /etc/apache2/conf-available/cgi-enabled.conf」ファイルに、</text:p>
      <text:p text:style-name="Preformatted_20_Text"><text:tab/> <text:s text:c="4"/></text:p>
      <text:p text:style-name="Preformatted_20_Text"><text:tab/><text:tab/>&lt;Directory "/var/www/html/cgi-enabled"&gt;</text:p>
      <text:p text:style-name="Preformatted_20_Text"><text:tab/><text:tab/><text:tab/>Options +ExecCGI</text:p>
      <text:p text:style-name="Preformatted_20_Text"><text:tab/><text:tab/><text:tab/>AddHandler cgi-script .cgi .py</text:p>
      <text:p text:style-name="Preformatted_20_Text"><text:tab/><text:tab/>&lt;/Directory&gt;</text:p>
      <text:p text:style-name="Preformatted_20_Text"/>
      <text:p text:style-name="Preformatted_20_Text"><text:tab/><text:tab/>を書き込んで新規作成する</text:p>
      <text:p text:style-name="Preformatted_20_Text"/>
      <text:p text:style-name="Preformatted_20_Text"><text:tab/>　　・sudo mkdir /var/www/html/cgi-enabled</text:p>
      <text:p text:style-name="Preformatted_20_Text"><text:tab/> <text:s text:c="3"/>・sudo a2enconf cgi-enabled</text:p>
      <text:p text:style-name="Preformatted_20_Text"><text:tab/> <text:s text:c="3"/>・sudo systemctl restart apache2</text:p>
      <text:p text:style-name="Preformatted_20_Text"/>
      <text:p text:style-name="Preformatted_20_Text"><text:tab/>3.CGIテストページを作って動作確認</text:p>
      <text:p text:style-name="Preformatted_20_Text"><text:tab/> <text:s/>・sudo nano /var/www/html/cgi-enabled/index.py</text:p>
      <text:p text:style-name="Preformatted_20_Text"/>
      <text:p text:style-name="Preformatted_20_Text"><text:tab/><text:tab/>#!/usr/bin/env python</text:p>
      <text:p text:style-name="Preformatted_20_Text"/>
      <text:p text:style-name="Preformatted_20_Text"><text:tab/><text:tab/>print "Content-type: text/html\n\n"</text:p>
      <text:p text:style-name="Preformatted_20_Text"><text:tab/><text:tab/>print "&lt;html&gt;\n&lt;body&gt;"</text:p>
      <text:p text:style-name="Preformatted_20_Text"><text:tab/><text:tab/>print "&lt;p&gt;Hello Python&lt;/p&gt;"</text:p>
      <text:p text:style-name="Preformatted_20_Text"><text:tab/><text:tab/>print "&lt;/body&gt;\n&lt;/html&gt;"</text:p>
      <text:p text:style-name="Preformatted_20_Text"/>
      <text:p text:style-name="Preformatted_20_Text"><text:tab/> <text:s/>・sudo chmod 705 /var/www/html/cgi-enabled/index.py</text:p>
      <text:p text:style-name="Preformatted_20_Text"/>
      <text:p text:style-name="Preformatted_20_Text"><text:tab/> <text:s/>・ブラウザで「127.0.0.1/cgi-enabled/index.py」を確認</text:p>
      <text:p text:style-name="Preformatted_20_Text"/>
      <text:p text:style-name="Preformatted_20_Text"/>
      <text:p text:style-name="Preformatted_20_Text">・mariaDBインストール</text:p>
      <text:p text:style-name="Preformatted_20_Text"><text:tab/>1.sudo apt -y install mariadb-server</text:p>
      <text:p text:style-name="Preformatted_20_Text"><text:tab/>2.「sudo nano /etc/mysql/mariadb.conf.d/50-server.cnf」ファイルの、111,112行目</text:p>
      <text:p text:style-name="Preformatted_20_Text"/>
      <text:p text:style-name="Preformatted_20_Text"><text:tab/><text:tab/>character-set-server = utf8</text:p>
      <text:p text:style-name="Preformatted_20_Text"><text:tab/><text:tab/>#collation-server = utf8mb4_general_ci</text:p>
      <text:p text:style-name="Preformatted_20_Text"/>
      <text:p text:style-name="Preformatted_20_Text"><text:tab/> <text:s/>に書き換え</text:p>
      <text:p text:style-name="Preformatted_20_Text"/>
      <text:p text:style-name="Preformatted_20_Text"><text:tab/>3.sudo systemctl restart mariadb</text:p>
      <text:p text:style-name="Preformatted_20_Text"><text:tab/>4.初期設定</text:p>
      <text:p text:style-name="Preformatted_20_Text"/>
      <text:p text:style-name="Preformatted_20_Text"><text:tab/> <text:s/>sudo mysql_secure_installation</text:p>
      <text:p text:style-name="Preformatted_20_Text"/>
      <text:p text:style-name="Preformatted_20_Text"><text:tab/> <text:s/>enter</text:p>
      <text:p text:style-name="Preformatted_20_Text"><text:tab/> <text:s/>y</text:p>
      <text:p text:style-name="Preformatted_20_Text"><text:tab/> <text:s/>ルートパスワードの設定</text:p>
      <text:p text:style-name="Preformatted_20_Text"><text:tab/> <text:s/>y</text:p>
      <text:p text:style-name="Preformatted_20_Text"><text:tab/> <text:s/>y</text:p>
      <text:p text:style-name="Preformatted_20_Text"><text:tab/> <text:s/>y</text:p>
      <text:p text:style-name="Preformatted_20_Text"><text:tab/> <text:s/>y</text:p>
      <text:p text:style-name="Preformatted_20_Text"/>
      <text:p text:style-name="Preformatted_20_Text"><text:tab/>5.rootユーザーで接続できるか確認</text:p>
      <text:p text:style-name="Preformatted_20_Text"><text:tab/></text:p>
      <text:p text:style-name="Preformatted_20_Text"><text:tab/> <text:s/>sudo mysql -u root -p</text:p>
      <text:p text:style-name="Preformatted_20_Text"><text:tab/> <text:s/>(抜けるのはexit）</text:p>
      <text:p text:style-name="Preformatted_20_Text"/>
      <text:p text:style-name="Preformatted_20_Text"/>
      <text:p text:style-name="Preformatted_20_Text"><text:soft-page-break/>・phpadminをインストール</text:p>
      <text:p text:style-name="Preformatted_20_Text"><text:tab/>1.sudo apt -y install phpmyadmin php-mbstring php-gettext</text:p>
      <text:p text:style-name="Preformatted_20_Text"><text:tab/>2.[apache2]にチェック（スペースキー）を入れて&lt;ok&gt;</text:p>
      <text:p text:style-name="Preformatted_20_Text"><text:tab/>3.「いいえ」を選択</text:p>
      <text:p text:style-name="Preformatted_20_Text"><text:tab/>4.phpMyadminにrootログインできるように設定変更</text:p>
      <text:p text:style-name="Preformatted_20_Text"><text:tab/><text:tab/>・sudo mysql -u root -p mysql</text:p>
      <text:p text:style-name="Preformatted_20_Text"><text:tab/><text:tab/><text:tab/>・[mysql]&gt; update user set plugin='' where user='root';</text:p>
      <text:p text:style-name="Preformatted_20_Text"><text:tab/><text:tab/><text:tab/>・[mysql]&gt; flush privileges;</text:p>
      <text:p text:style-name="Preformatted_20_Text"><text:tab/><text:tab/><text:tab/>・[mysql]&gt; exit</text:p>
      <text:p text:style-name="Preformatted_20_Text"/>
      <text:p text:style-name="Preformatted_20_Text"><text:tab/><text:tab/>・「sudo nano /etc/phpmyadmin/apache.conf」ファイル８行目あたりに</text:p>
      <text:p text:style-name="Preformatted_20_Text"/>
      <text:p text:style-name="Preformatted_20_Text"><text:tab/><text:tab/><text:tab/>Require ip 127.0.0.1 10.0.0.0/24 192.168.10.0/24(家のネットワーク内からアクセスできるように)</text:p>
      <text:p text:style-name="Preformatted_20_Text"/>
      <text:p text:style-name="Preformatted_20_Text"><text:tab/><text:tab/> <text:s/>を書き込む</text:p>
      <text:p text:style-name="Preformatted_20_Text"/>
      <text:p text:style-name="Preformatted_20_Text"><text:tab/><text:tab/>・sudo systemctl restart apache2</text:p>
      <text:p text:style-name="Preformatted_20_Text"/>
      <text:p text:style-name="Preformatted_20_Text"><text:tab/>5.ブラウザで「127.0.0.1/phpmyadmin/」にログインできるか確認</text:p>
      <text:p text:style-name="Preformatted_20_Text"/>
      <text:p text:style-name="Preformatted_20_Text"/>
      <text:p text:style-name="Preformatted_20_Text">・gitのインストール</text:p>
      <text:p text:style-name="Preformatted_20_Text"><text:tab/>1.sudo apt -y install git</text:p>
      <text:p text:style-name="Preformatted_20_Text"><text:tab/>2.git config --global user.name "名前"</text:p>
      <text:p text:style-name="Preformatted_20_Text"><text:tab/>3.git config --global user.email "メールアドレス"</text:p>
      <text:p text:style-name="Preformatted_20_Text"><text:tab/>4.git config --global core.quotepath off</text:p>
      <text:p text:style-name="Preformatted_20_Text"><text:tab/> <text:s/>(日本語を含んだファイル名を正しく表示されるようにする)</text:p>
      <text:p text:style-name="Preformatted_20_Text"/>
      <text:p text:style-name="Preformatted_20_Text"/>
      <text:p text:style-name="Preformatted_20_Text">・Vscodeをインストール</text:p>
      <text:p text:style-name="Preformatted_20_Text"><text:s text:c="8"/>1.ブラウザでvscodeをダウンロードする</text:p>
      <text:p text:style-name="Preformatted_20_Text"><text:s text:c="8"/>2.ダウンロードした場所に移動し、「sudo dpkg -i code_x.xx.x-xxxxxxxxxxx_amd64.deb」</text:p>
      <text:p text:style-name="Preformatted_20_Text"/>
      <text:p text:style-name="Preformatted_20_Text"/>
      <text:p text:style-name="Preformatted_20_Text">・Filezillaをインストール</text:p>
      <text:p text:style-name="Preformatted_20_Text"><text:tab/>1.sudo apt -y install filezilla</text:p>
      <text:p text:style-name="Preformatted_20_Text"><text:tab/>2.「ファイル」→「サイトマネージャ」</text:p>
      <text:p text:style-name="Preformatted_20_Text"><text:tab/>3.ホストのIPアドレス: 192.168.10.x</text:p>
      <text:p text:style-name="Preformatted_20_Text"><text:tab/> <text:s/>プロトコル: SFTP-SSH File Transfer Protocol</text:p>
      <text:p text:style-name="Preformatted_20_Text"><text:tab/> <text:s/>ログオンの種類: 通常</text:p>
      <text:p text:style-name="Preformatted_20_Text"><text:tab/> <text:s/>ユーザ: pi</text:p>
      <text:p text:style-name="Preformatted_20_Text"><text:tab/> <text:s/>パスワード:raspberry</text:p>
      <text:p text:style-name="Preformatted_20_Text"><text:tab/>4.注意: ホスト側でSSHができるようにしていないと、SFTPは使えない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4" meta:paragraph-count="148" meta:word-count="1502" meta:character-count="4525" meta:non-whitespace-character-count="3961"/>
    <meta:generator>LibreOffice/6.0.7.3$Linux_X86_64 LibreOffice_project/00m0$Build-3</meta:generator>
  </office:meta>
</office:document-meta>
</file>